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2f4" officeooo:paragraph-rsid="001952f4"/>
    </style:style>
    <style:style style:name="P2" style:family="paragraph" style:parent-style-name="Standard">
      <style:text-properties officeooo:rsid="001a2f35" officeooo:paragraph-rsid="001a2f35"/>
    </style:style>
    <style:style style:name="P3" style:family="paragraph" style:parent-style-name="Standard">
      <style:text-properties officeooo:rsid="00201c8c" officeooo:paragraph-rsid="00201c8c"/>
    </style:style>
    <style:style style:name="P4" style:family="paragraph" style:parent-style-name="Standard">
      <style:text-properties officeooo:rsid="001a2f35" officeooo:paragraph-rsid="00266550"/>
    </style:style>
    <style:style style:name="T1" style:family="text">
      <style:text-properties officeooo:rsid="001a2f35"/>
    </style:style>
    <style:style style:name="T2" style:family="text">
      <style:text-properties officeooo:rsid="001b9890"/>
    </style:style>
    <style:style style:name="T3" style:family="text">
      <style:text-properties officeooo:rsid="0021c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egon Marijuana Matrix</text:p>
      <text:p text:style-name="P1"><text:tab/>Oregon Marijuana Matrix is a model that can be used to understand the flow of marijuana <text:s/>in Oregon based on <text:span text:style-name="T1">the four different legal segments. There is a simulation for the model take can be used to verify ideas. </text:span></text:p>
      <text:p text:style-name="P4"><text:tab/>Digital music<text:span text:style-name="T2"> and Oregon marijuana share the property that both are easy to duplicate. This is going to make regulated grow compliance difficult and expensive. Using incentives and a system where growers voluntarily audits their own grows, compliance will be very high. <text:s/>This should limit transfer into the illegal market and keep it out of children's hands. <text:s/></text:span></text:p>
      <text:p text:style-name="P3"><text:tab/>At least it should be used as a start a base of discussion. It is concrete, there is a model that can be used to simulate different effects. <text:span text:style-name="T3">Lets us create laws that work with the market economy to create a safe, secure and solution that creates harmony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Savage</meta:initial-creator>
    <meta:creation-date>2015-06-05T12:16:24.896343591</meta:creation-date>
    <dc:date>2015-06-08T09:16:15.511184314</dc:date>
    <dc:creator>Shaun Savage</dc:creator>
    <meta:editing-duration>PT1H32M5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47" meta:character-count="854" meta:non-whitespace-character-count="702"/>
  </office:meta>
</office:document-meta>
</file>